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9mm" svg:y="83.41mm">
            <loext:p draw:notify-on-update-of-ranges="Sheet1.B3:Sheet1.B3 Sheet1.C3:Sheet1.H3 Sheet1.B4:Sheet1.B4 Sheet1.C4:Sheet1.H4 Sheet1.B5:Sheet1.B5 Sheet1.C5:Sheet1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57.44mm" svg:y="39.31mm">
            <loext:p draw:notify-on-update-of-ranges="Sheet1.B10:Sheet1.B10 Sheet1.C10:Sheet1.H10 Sheet1.B11:Sheet1.B11 Sheet1.C11:Sheet1.H11 Sheet1.B13:Sheet1.B13 Sheet1.C13:Sheet1.H13 Sheet1.B12:Sheet1.B12 Sheet1.C12:Sheet1.H12 Sheet1.B14:Sheet1.B14 Sheet1.C14:Sheet1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1 sourc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RPCA</text:p>
          </table:table-cell>
          <table:table-cell office:value-type="string" calcext:value-type="string">
            <text:p>Drec</text:p>
          </table:table-cell>
          <table:table-cell office:value-type="string" calcext:value-type="string">
            <text:p>DR_Quentin</text:p>
          </table:table-cell>
        </table:table-row>
        <table:table-row table:style-name="ro1">
          <table:table-cell/>
          <table:table-cell office:value-type="string" calcext:value-type="string">
            <text:p>M=0</text:p>
          </table:table-cell>
          <table:table-cell table:style-name="ce1" office:value-type="float" office:value="-16.5494" calcext:value-type="float">
            <text:p>-16,5494</text:p>
          </table:table-cell>
          <table:table-cell table:style-name="ce1" office:value-type="float" office:value="-16.5837" calcext:value-type="float">
            <text:p>-16,5837</text:p>
          </table:table-cell>
          <table:table-cell table:style-name="ce1" office:value-type="float" office:value="-16.5509" calcext:value-type="float">
            <text:p>-16,5509</text:p>
          </table:table-cell>
          <table:table-cell table:style-name="ce1" office:value-type="float" office:value="-16.836" calcext:value-type="float">
            <text:p>-16,8360</text:p>
          </table:table-cell>
          <table:table-cell table:style-name="ce1" office:value-type="float" office:value="-16.5494" calcext:value-type="float">
            <text:p>-16,5494</text:p>
          </table:table-cell>
          <table:table-cell table:style-name="ce1" office:value-type="float" office:value="-16.5449" calcext:value-type="float">
            <text:p>-16,5449</text:p>
          </table:table-cell>
        </table:table-row>
        <table:table-row table:style-name="ro1">
          <table:table-cell/>
          <table:table-cell office:value-type="string" calcext:value-type="string">
            <text:p>M=0,13</text:p>
          </table:table-cell>
          <table:table-cell table:style-name="ce1" office:value-type="float" office:value="-22.3297" calcext:value-type="float">
            <text:p>-22,3297</text:p>
          </table:table-cell>
          <table:table-cell table:style-name="ce1" office:value-type="float" office:value="-22.8017" calcext:value-type="float">
            <text:p>-22,8017</text:p>
          </table:table-cell>
          <table:table-cell table:style-name="ce1" office:value-type="float" office:value="-22.8928" calcext:value-type="float">
            <text:p>-22,8928</text:p>
          </table:table-cell>
          <table:table-cell table:style-name="ce1" office:value-type="float" office:value="-22.6705" calcext:value-type="float">
            <text:p>-22,6705</text:p>
          </table:table-cell>
          <table:table-cell table:style-name="ce1" office:value-type="float" office:value="-22.351" calcext:value-type="float">
            <text:p>-22,3510</text:p>
          </table:table-cell>
          <table:table-cell table:style-name="ce1" office:value-type="float" office:value="-22.7629" calcext:value-type="float">
            <text:p>-22,762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2 sourc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FA</text:p>
          </table:table-cell>
          <table:table-cell office:value-type="string" calcext:value-type="string">
            <text:p>RPCA</text:p>
          </table:table-cell>
          <table:table-cell office:value-type="string" calcext:value-type="string">
            <text:p>Drec</text:p>
          </table:table-cell>
          <table:table-cell office:value-type="string" calcext:value-type="string">
            <text:p>DR_Quentin</text:p>
          </table:table-cell>
        </table:table-row>
        <table:table-row table:style-name="ro1">
          <table:table-cell office:value-type="string" calcext:value-type="string">
            <text:p>source1</text:p>
          </table:table-cell>
          <table:table-cell office:value-type="string" calcext:value-type="string">
            <text:p>M=0</text:p>
          </table:table-cell>
          <table:table-cell office:value-type="float" office:value="-18.1563" calcext:value-type="float">
            <text:p>-18,1563</text:p>
          </table:table-cell>
          <table:table-cell office:value-type="float" office:value="-18.3543" calcext:value-type="float">
            <text:p>-18,3543</text:p>
          </table:table-cell>
          <table:table-cell office:value-type="float" office:value="-18.1621" calcext:value-type="float">
            <text:p>-18,1621</text:p>
          </table:table-cell>
          <table:table-cell office:value-type="float" office:value="-18.5162" calcext:value-type="float">
            <text:p>-18,5162</text:p>
          </table:table-cell>
          <table:table-cell office:value-type="float" office:value="-18.1563" calcext:value-type="float">
            <text:p>-18,1563</text:p>
          </table:table-cell>
          <table:table-cell office:value-type="float" office:value="-18.3155" calcext:value-type="float">
            <text:p>-18,3155</text:p>
          </table:table-cell>
        </table:table-row>
        <table:table-row table:style-name="ro1">
          <table:table-cell/>
          <table:table-cell office:value-type="string" calcext:value-type="string">
            <text:p>M=0,13</text:p>
          </table:table-cell>
          <table:table-cell office:value-type="float" office:value="-21.9733" calcext:value-type="float">
            <text:p>-21,9733</text:p>
          </table:table-cell>
          <table:table-cell office:value-type="float" office:value="-23.2175" calcext:value-type="float">
            <text:p>-23,2175</text:p>
          </table:table-cell>
          <table:table-cell office:value-type="float" office:value="-23.0615" calcext:value-type="float">
            <text:p>-23,0615</text:p>
          </table:table-cell>
          <table:table-cell office:value-type="float" office:value="-23.14" calcext:value-type="float">
            <text:p>-23,14</text:p>
          </table:table-cell>
          <table:table-cell office:value-type="float" office:value="-21.8861" calcext:value-type="float">
            <text:p>-21,8861</text:p>
          </table:table-cell>
          <table:table-cell office:value-type="float" office:value="-23.1786" calcext:value-type="float">
            <text:p>-23,1786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M=0</text:p>
          </table:table-cell>
          <table:table-cell office:value-type="float" office:value="-17.1236" calcext:value-type="float">
            <text:p>-17,1236</text:p>
          </table:table-cell>
          <table:table-cell office:value-type="float" office:value="-17.2223" calcext:value-type="float">
            <text:p>-17,2223</text:p>
          </table:table-cell>
          <table:table-cell office:value-type="float" office:value="-17.1195" calcext:value-type="float">
            <text:p>-17,1195</text:p>
          </table:table-cell>
          <table:table-cell office:value-type="float" office:value="-17.3896" calcext:value-type="float">
            <text:p>-17,3896</text:p>
          </table:table-cell>
          <table:table-cell office:value-type="float" office:value="-17.1236" calcext:value-type="float">
            <text:p>-17,1236</text:p>
          </table:table-cell>
          <table:table-cell office:value-type="float" office:value="-17.1835" calcext:value-type="float">
            <text:p>-17,1835</text:p>
          </table:table-cell>
        </table:table-row>
        <table:table-row table:style-name="ro1">
          <table:table-cell/>
          <table:table-cell office:value-type="string" calcext:value-type="string">
            <text:p>M=0,13</text:p>
          </table:table-cell>
          <table:table-cell office:value-type="float" office:value="-20.3203" calcext:value-type="float">
            <text:p>-20,3203</text:p>
          </table:table-cell>
          <table:table-cell office:value-type="float" office:value="-20.8198" calcext:value-type="float">
            <text:p>-20,8198</text:p>
          </table:table-cell>
          <table:table-cell office:value-type="float" office:value="-20.5493" calcext:value-type="float">
            <text:p>-20,5493</text:p>
          </table:table-cell>
          <table:table-cell office:value-type="float" office:value="-20.7626" calcext:value-type="float">
            <text:p>-20,7626</text:p>
          </table:table-cell>
          <table:table-cell office:value-type="float" office:value="-20.3669" calcext:value-type="float">
            <text:p>-20,3669</text:p>
          </table:table-cell>
          <table:table-cell office:value-type="float" office:value="-20.781" calcext:value-type="float">
            <text:p>-20,781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6:32:52.832624400</meta:creation-date>
    <dc:date>2018-05-02T17:16:01.637980379</dc:date>
    <meta:editing-duration>PT22M47S</meta:editing-duration>
    <meta:editing-cycles>7</meta:editing-cycles>
    <meta:generator>LibreOffice/5.1.6.2$Linux_X86_64 LibreOffice_project/10m0$Build-2</meta:generator>
    <meta:document-statistic meta:table-count="1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1cm" svg:y="0.316cm" chart:style-name="ch2">
          <text:p>Niveau (dB) pour 1 source</text:p>
        </chart:title>
        <chart:legend chart:legend-position="end" svg:x="14.079cm" svg:y="3.954cm" style:legend-expansion="high" chart:style-name="ch3"/>
        <chart:plot-area chart:style-name="ch4" table:cell-range-address="Sheet1.B3:Sheet1.H5" chart:data-source-has-labels="both" svg:x="0.319cm" svg:y="1.275cm" svg:width="13.441cm" svg:height="7.55cm">
          <chartooo:coordinate-region svg:x="1.893cm" svg:y="1.923cm" svg:width="11.867cm" svg:height="6.703cm"/>
          <chart:axis chart:dimension="x" chart:name="primary-x" chart:style-name="ch5" chartooo:axis-type="auto">
            <chartooo:date-scale/>
            <chart:categories table:cell-range-address="Sheet1.C3:Sheet1.H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H4" chart:label-cell-address="Sheet1.B4:Sheet1.B4" chart:class="chart:bar">
            <chart:data-point chart:repeated="6"/>
          </chart:series>
          <chart:series chart:style-name="ch9" chart:values-cell-range-address="Sheet1.C5:Sheet1.H5" chart:label-cell-address="Sheet1.B5:Sheet1.B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C3:Sheet1.H3</svg:desc>
                </draw:g>
              </table:table-cell>
              <table:table-cell office:value-type="string">
                <text:p>DR</text:p>
              </table:table-cell>
              <table:table-cell office:value-type="string">
                <text:p>PFA</text:p>
              </table:table-cell>
              <table:table-cell office:value-type="string">
                <text:p>RPCA</text:p>
              </table:table-cell>
              <table:table-cell office:value-type="string">
                <text:p>Drec</text:p>
              </table:table-cell>
              <table:table-cell office:value-type="string">
                <text:p>DR_Quentin</text:p>
              </table:table-cell>
            </table:table-row>
          </table:table-header-rows>
          <table:table-rows>
            <table:table-row>
              <table:table-cell office:value-type="string">
                <text:p>M=0</text:p>
                <draw:g>
                  <svg:desc>Sheet1.B4:Sheet1.B4</svg:desc>
                </draw:g>
              </table:table-cell>
              <table:table-cell office:value-type="float" office:value="-16.5494">
                <text:p>-16.5494</text:p>
                <draw:g>
                  <svg:desc>Sheet1.C4:Sheet1.H4</svg:desc>
                </draw:g>
              </table:table-cell>
              <table:table-cell office:value-type="float" office:value="-16.5837">
                <text:p>-16.5837</text:p>
              </table:table-cell>
              <table:table-cell office:value-type="float" office:value="-16.5509">
                <text:p>-16.5509</text:p>
              </table:table-cell>
              <table:table-cell office:value-type="float" office:value="-16.836">
                <text:p>-16.836</text:p>
              </table:table-cell>
              <table:table-cell office:value-type="float" office:value="-16.5494">
                <text:p>-16.5494</text:p>
              </table:table-cell>
              <table:table-cell office:value-type="float" office:value="-16.5449">
                <text:p>-16.5449</text:p>
              </table:table-cell>
            </table:table-row>
            <table:table-row>
              <table:table-cell office:value-type="string">
                <text:p>M=0,13</text:p>
                <draw:g>
                  <svg:desc>Sheet1.B5:Sheet1.B5</svg:desc>
                </draw:g>
              </table:table-cell>
              <table:table-cell office:value-type="float" office:value="-22.3297">
                <text:p>-22.3297</text:p>
                <draw:g>
                  <svg:desc>Sheet1.C5:Sheet1.H5</svg:desc>
                </draw:g>
              </table:table-cell>
              <table:table-cell office:value-type="float" office:value="-22.8017">
                <text:p>-22.8017</text:p>
              </table:table-cell>
              <table:table-cell office:value-type="float" office:value="-22.8928">
                <text:p>-22.8928</text:p>
              </table:table-cell>
              <table:table-cell office:value-type="float" office:value="-22.6705">
                <text:p>-22.6705</text:p>
              </table:table-cell>
              <table:table-cell office:value-type="float" office:value="-22.351">
                <text:p>-22.351</text:p>
              </table:table-cell>
              <table:table-cell office:value-type="float" office:value="-22.7629">
                <text:p>-22.7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66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row-mapping="0 2 1 3" chart:style-name="ch1">
        <chart:title svg:x="3.841cm" svg:y="0.316cm" chart:style-name="ch2">
          <text:p>Niveaux (dB) pour 2 sources décorrélées</text:p>
        </chart:title>
        <chart:legend chart:legend-position="end" svg:x="14.079cm" svg:y="3.456cm" style:legend-expansion="high" chart:style-name="ch3"/>
        <chart:plot-area chart:style-name="ch4" table:cell-range-address="Sheet1.B10:Sheet1.H14" chart:data-source-has-labels="both" svg:x="0.319cm" svg:y="1.275cm" svg:width="13.441cm" svg:height="7.55cm">
          <chartooo:coordinate-region svg:x="1.046cm" svg:y="1.923cm" svg:width="12.714cm" svg:height="6.703cm"/>
          <chart:axis chart:dimension="x" chart:name="primary-x" chart:style-name="ch5" chartooo:axis-type="auto">
            <chartooo:date-scale/>
            <chart:categories table:cell-range-address="Sheet1.C10:Sheet1.H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1:Sheet1.H11" chart:label-cell-address="Sheet1.B11:Sheet1.B11" chart:class="chart:bar">
            <chart:data-point chart:repeated="6"/>
          </chart:series>
          <chart:series chart:style-name="ch9" chart:values-cell-range-address="Sheet1.C13:Sheet1.H13" chart:label-cell-address="Sheet1.B13:Sheet1.B13" chart:class="chart:bar">
            <chart:data-point chart:repeated="6"/>
          </chart:series>
          <chart:series chart:style-name="ch10" chart:values-cell-range-address="Sheet1.C12:Sheet1.H12" chart:label-cell-address="Sheet1.B12:Sheet1.B12" chart:class="chart:bar">
            <chart:data-point chart:repeated="6"/>
          </chart:series>
          <chart:series chart:style-name="ch11" chart:values-cell-range-address="Sheet1.C14:Sheet1.H14" chart:label-cell-address="Sheet1.B14:Sheet1.B14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Sheet1.C10:Sheet1.H10</svg:desc>
                </draw:g>
              </table:table-cell>
              <table:table-cell office:value-type="string">
                <text:p>DR</text:p>
              </table:table-cell>
              <table:table-cell office:value-type="string">
                <text:p>PFA</text:p>
              </table:table-cell>
              <table:table-cell office:value-type="string">
                <text:p>RPCA</text:p>
              </table:table-cell>
              <table:table-cell office:value-type="string">
                <text:p>Drec</text:p>
              </table:table-cell>
              <table:table-cell office:value-type="string">
                <text:p>DR_Quentin</text:p>
              </table:table-cell>
            </table:table-row>
          </table:table-header-rows>
          <table:table-rows>
            <table:table-row>
              <table:table-cell office:value-type="string">
                <text:p>M=0</text:p>
                <draw:g>
                  <svg:desc>Sheet1.B11:Sheet1.B11</svg:desc>
                </draw:g>
              </table:table-cell>
              <table:table-cell office:value-type="float" office:value="-18.1563">
                <text:p>-18.1563</text:p>
                <draw:g>
                  <svg:desc>Sheet1.C11:Sheet1.H11</svg:desc>
                </draw:g>
              </table:table-cell>
              <table:table-cell office:value-type="float" office:value="-18.3543">
                <text:p>-18.3543</text:p>
              </table:table-cell>
              <table:table-cell office:value-type="float" office:value="-18.1621">
                <text:p>-18.1621</text:p>
              </table:table-cell>
              <table:table-cell office:value-type="float" office:value="-18.5162">
                <text:p>-18.5162</text:p>
              </table:table-cell>
              <table:table-cell office:value-type="float" office:value="-18.1563">
                <text:p>-18.1563</text:p>
              </table:table-cell>
              <table:table-cell office:value-type="float" office:value="-18.3155">
                <text:p>-18.3155</text:p>
              </table:table-cell>
            </table:table-row>
            <table:table-row>
              <table:table-cell office:value-type="string">
                <text:p>M=0</text:p>
                <draw:g>
                  <svg:desc>Sheet1.B13:Sheet1.B13</svg:desc>
                </draw:g>
              </table:table-cell>
              <table:table-cell office:value-type="float" office:value="-17.1236">
                <text:p>-17.1236</text:p>
                <draw:g>
                  <svg:desc>Sheet1.C13:Sheet1.H13</svg:desc>
                </draw:g>
              </table:table-cell>
              <table:table-cell office:value-type="float" office:value="-17.2223">
                <text:p>-17.2223</text:p>
              </table:table-cell>
              <table:table-cell office:value-type="float" office:value="-17.1195">
                <text:p>-17.1195</text:p>
              </table:table-cell>
              <table:table-cell office:value-type="float" office:value="-17.3896">
                <text:p>-17.3896</text:p>
              </table:table-cell>
              <table:table-cell office:value-type="float" office:value="-17.1236">
                <text:p>-17.1236</text:p>
              </table:table-cell>
              <table:table-cell office:value-type="float" office:value="-17.1835">
                <text:p>-17.1835</text:p>
              </table:table-cell>
            </table:table-row>
            <table:table-row>
              <table:table-cell office:value-type="string">
                <text:p>M=0,13</text:p>
                <draw:g>
                  <svg:desc>Sheet1.B12:Sheet1.B12</svg:desc>
                </draw:g>
              </table:table-cell>
              <table:table-cell office:value-type="float" office:value="-21.9733">
                <text:p>-21.9733</text:p>
                <draw:g>
                  <svg:desc>Sheet1.C12:Sheet1.H12</svg:desc>
                </draw:g>
              </table:table-cell>
              <table:table-cell office:value-type="float" office:value="-23.2175">
                <text:p>-23.2175</text:p>
              </table:table-cell>
              <table:table-cell office:value-type="float" office:value="-23.0615">
                <text:p>-23.0615</text:p>
              </table:table-cell>
              <table:table-cell office:value-type="float" office:value="-23.14">
                <text:p>-23.14</text:p>
              </table:table-cell>
              <table:table-cell office:value-type="float" office:value="-21.8861">
                <text:p>-21.8861</text:p>
              </table:table-cell>
              <table:table-cell office:value-type="float" office:value="-23.1786">
                <text:p>-23.1786</text:p>
              </table:table-cell>
            </table:table-row>
            <table:table-row>
              <table:table-cell office:value-type="string">
                <text:p>M=0,13</text:p>
                <draw:g>
                  <svg:desc>Sheet1.B14:Sheet1.B14</svg:desc>
                </draw:g>
              </table:table-cell>
              <table:table-cell office:value-type="float" office:value="-20.3203">
                <text:p>-20.3203</text:p>
                <draw:g>
                  <svg:desc>Sheet1.C14:Sheet1.H14</svg:desc>
                </draw:g>
              </table:table-cell>
              <table:table-cell office:value-type="float" office:value="-20.8198">
                <text:p>-20.8198</text:p>
              </table:table-cell>
              <table:table-cell office:value-type="float" office:value="-20.5493">
                <text:p>-20.5493</text:p>
              </table:table-cell>
              <table:table-cell office:value-type="float" office:value="-20.7626">
                <text:p>-20.7626</text:p>
              </table:table-cell>
              <table:table-cell office:value-type="float" office:value="-20.3669">
                <text:p>-20.3669</text:p>
              </table:table-cell>
              <table:table-cell office:value-type="float" office:value="-20.781">
                <text:p>-20.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